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ale_Noi">
            <text:p>Thale_Noi</text:p>
          </table:table-cell>
          <table:table-cell office:value-type="string" office:value="radiocarbon">
            <text:p>radiocarbon</text:p>
          </table:table-cell>
          <table:table-cell office:value-type="string" office:value="SRR-6575">
            <text:p>SRR-6575</text:p>
          </table:table-cell>
          <table:table-cell office:value-type="float" office:value="7.75">
            <text:p>7.75</text:p>
          </table:table-cell>
          <table:table-cell office:value-type="float" office:value="100.16667">
            <text:p>100.16667</text:p>
          </table:table-cell>
          <table:table-cell office:value-type="float" office:value="7535.0">
            <text:p>7535.0</text:p>
          </table:table-cell>
          <table:table-cell office:value-type="float" office:value="114.0">
            <text:p>114.0</text:p>
          </table:table-cell>
          <table:table-cell office:value-type="string" office:value="basal clay sedimentological information and plant macrofossils referring to a high marsh environment">
            <text:p>basal clay sedimentological information and plant macrofossils referring to a high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518">
            <text:p>-5.51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ortonEtal2005,MannEtal2019">
            <text:p>HortonEtal2005,MannEtal2019</text:p>
          </table:table-cell>
        </table:table-row>
        <table:table-row>
          <table:table-cell office:value-type="string" office:value="Thale_Noi">
            <text:p>Thale_Noi</text:p>
          </table:table-cell>
          <table:table-cell office:value-type="string" office:value="radiocarbon">
            <text:p>radiocarbon</text:p>
          </table:table-cell>
          <table:table-cell office:value-type="string" office:value="SLCC362">
            <text:p>SLCC362</text:p>
          </table:table-cell>
          <table:table-cell office:value-type="float" office:value="7.75">
            <text:p>7.75</text:p>
          </table:table-cell>
          <table:table-cell office:value-type="float" office:value="100.16667">
            <text:p>100.16667</text:p>
          </table:table-cell>
          <table:table-cell office:value-type="float" office:value="2435.0">
            <text:p>2435.0</text:p>
          </table:table-cell>
          <table:table-cell office:value-type="float" office:value="112.0">
            <text:p>112.0</text:p>
          </table:table-cell>
          <table:table-cell office:value-type="string" office:value="fibrous peat sediments characterized by freshwater plant macrofossils">
            <text:p>fibrous peat sediments characterized by freshwater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47">
            <text:p>-1.4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HortonEtal2005,MannEtal2019">
            <text:p>HortonEtal2005,MannEtal2019</text:p>
          </table:table-cell>
        </table:table-row>
        <table:table-row>
          <table:table-cell office:value-type="string" office:value="Thale_Noi">
            <text:p>Thale_Noi</text:p>
          </table:table-cell>
          <table:table-cell office:value-type="string" office:value="radiocarbon">
            <text:p>radiocarbon</text:p>
          </table:table-cell>
          <table:table-cell office:value-type="string" office:value="SRR-6574">
            <text:p>SRR-6574</text:p>
          </table:table-cell>
          <table:table-cell office:value-type="float" office:value="7.75">
            <text:p>7.75</text:p>
          </table:table-cell>
          <table:table-cell office:value-type="float" office:value="100.16667">
            <text:p>100.16667</text:p>
          </table:table-cell>
          <table:table-cell office:value-type="float" office:value="6980.0">
            <text:p>6980.0</text:p>
          </table:table-cell>
          <table:table-cell office:value-type="float" office:value="112.0">
            <text:p>112.0</text:p>
          </table:table-cell>
          <table:table-cell office:value-type="string" office:value="organic clay sedimentological information and plant macrofossils referring to a high marsh environment">
            <text:p>organic clay sedimentological information and plant macrofossils referring to a high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08">
            <text:p>-2.80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ortonEtal2005,MannEtal2019">
            <text:p>HortonEtal2005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